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Hei" svg:font-family="SimHei" style:font-family-generic="system" style:font-pitch="variable"/>
  </office:font-face-decls>
  <office:automatic-styles>
    <style:style style:name="P1" style:family="paragraph" style:parent-style-name="Standard">
      <style:text-properties officeooo:paragraph-rsid="00104634"/>
    </style:style>
    <style:style style:name="P2" style:family="paragraph" style:parent-style-name="Standard">
      <style:text-properties officeooo:paragraph-rsid="00123c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ython inference_samples.py \</text:p>
      <text:p text:style-name="Standard"><text:s text:c="8"/>--dataset sunrgbd \</text:p>
      <text:p text:style-name="P1"><text:s text:c="8"/>--ckpt_path ./trained_models/sunrgbd_r34_NBt1D/sunrgbd/r34_NBt1D.pth \</text:p>
      <text:p text:style-name="Standard"><text:s text:c="8"/>--depth_scale 1 \</text:p>
      <text:p text:style-name="Standard"><text:s text:c="8"/>--raw_depth</text:p>
      <text:p text:style-name="Standard"/>
      <text:p text:style-name="Standard"><text:s text:c="2"/>python inference_samples.py \</text:p>
      <text:p text:style-name="Standard"><text:s text:c="8"/>--dataset nyuv2 \</text:p>
      <text:p text:style-name="P1"><text:s text:c="8"/>--ckpt_path ./trained_models/nyuv2_r34_NBt1D/nyuv2/r34_NBt1D.pth \</text:p>
      <text:p text:style-name="Standard"><text:s text:c="8"/>--depth_scale 0.1 \</text:p>
      <text:p text:style-name="Standard"><text:s text:c="8"/>--raw_depth</text:p>
      <text:p text:style-name="Standard"/>
      <text:p text:style-name="Standard">python train.py \</text:p>
      <text:p text:style-name="Standard"><text:s/>--dataset nyuv2 \</text:p>
      <text:p text:style-name="Standard"><text:s text:c="8"/>--dataset_dir ./datasets/nyuv2 \</text:p>
      <text:p text:style-name="Standard"><text:s text:c="8"/>--pretrained_dir ./trained_models/imagenet \</text:p>
      <text:p text:style-name="Standard"><text:s text:c="8"/>--results_dir ./results</text:p>
      <text:p text:style-name="P2"><text:s/></text:p>
      <text:p text:style-name="P2">W tensorflow/stream_executor/platform/default/dso_loader.cc:55] Could not load dynamic library 'libcudart.so.10.0'; dlerror: libcudart.so.10.0: cannot open shared object file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Hei" svg:font-family="SimHe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Hei" style:font-family-asian="SimHei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5T14:38:58.456616149</meta:creation-date>
    <dc:date>2021-11-25T14:55:45.789777568</dc:date>
    <meta:editing-duration>PT6M35S</meta:editing-duration>
    <meta:editing-cycles>1</meta:editing-cycles>
    <meta:document-statistic meta:table-count="0" meta:image-count="0" meta:object-count="0" meta:page-count="1" meta:paragraph-count="17" meta:word-count="67" meta:character-count="689" meta:non-whitespace-character-count="557"/>
    <meta:generator>LibreOffice/6.0.7.3$Linux_X86_64 LibreOffice_project/00m0$Build-3</meta:generator>
  </office:meta>
</office:document-meta>
</file>